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22:10.381000000</dc:date>
    <meta:editing-duration>PT22H40M1S</meta:editing-duration>
    <meta:editing-cycles>348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do_while

	Dim result_string as String : result_string = "do_while" &amp; Chr( 10 ) &amp; Chr( 10 )
	
	
	Dim i as Integer
	Dim j as Integer : j = 10
	
	
	'
	'
	'
	Do While i &lt;= j
	
		result_string = result_string &amp; i &amp; " "
		
		i = i + 1
		
	Loop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for_each

	' REF : https://wiki.documentfoundation.org/Documentation/BASIC_Guide - For Each 항목에서 가져왔다.
	
	Dim result_string as String : result_string = "for_each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